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n_recharge_shiel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has_armor_pref</text:p>
          </table:table-cell>
          <table:table-cell office:value-type="string">
            <text:p>is_high_armor_personality</text:p>
          </table:table-cell>
          <table:table-cell office:value-type="string">
            <text:p>has_shield_pref</text:p>
          </table:table-cell>
          <table:table-cell office:value-type="string">
            <text:p>is_low_armor_personality</text:p>
          </table:table-cell>
          <table:table-cell office:value-type="string">
            <text:p>has_marauder_pref_3</text:p>
          </table:table-cell>
          <table:table-cell office:value-type="string">
            <text:p>has_marauder_pref_2</text:p>
          </table:table-cell>
          <table:table-cell office:value-type="string">
            <text:p>has_marauder_pref_1</text:p>
          </table:table-cell>
          <table:table-cell office:value-type="string">
            <text:p>has_integrity_pref_3</text:p>
          </table:table-cell>
          <table:table-cell office:value-type="string">
            <text:p>has_integrity_pref_2</text:p>
          </table:table-cell>
          <table:table-cell office:value-type="string">
            <text:p>has_integrity_pref_1</text:p>
          </table:table-cell>
          <table:table-cell office:value-type="string">
            <text:p>has_cloak_pref_1</text:p>
          </table:table-cell>
          <table:table-cell office:value-type="string">
            <text:p>has_cloak_pref_2</text:p>
          </table:table-cell>
          <table:table-cell office:value-type="string">
            <text:p>has_cloak_pref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6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82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2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1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82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34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59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4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0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4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"NON_DESIGNABLEL_ARMOR_2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"NON_DESIGNABLEL_ARMOR_3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"NON_DESIGNABLEL_ARMOR_4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"NON_DESIGNABLEL_ARMOR_5"</text:p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SHIELD_RECHARGE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SHIELD_RECHARGE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SHIELD_RECHARGE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SHIELD_RECHARGE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SHIELD_RECHARGE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SHIELD_RECHARGE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SHIELD_RECHARGE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SHIELD_RECHARGE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SHIELD_RECHARGE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SHIELD_RECHARGE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MARAUDER_HULL_CONFIGURATION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MARAUDER_HULL_CONFIGURATION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MARAUDER_HULL_CONFIGURATION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MARAUDER_HULL_CONFIGURATION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MARAUDER_HULL_CONFIGURATION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INTEGRITY_FIELD_GENERATO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INTEGRITY_FIELD_GENERATO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INTEGRITY_FIELD_GENERATO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ATTLESHIP_INTEGRITY_FIELD_GENERATO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READNOUGHT_INTEGRITY_FIELD_GENERATO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7.5</text:p>
          </table:table-cell>
          <table:table-cell office:value-type="string">
            <text:p>56.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93.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1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INTEGRITY_FIELD_GENERATORS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87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2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INTEGRITY_FIELD_GENERATORS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3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4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INTEGRITY_FIELD_GENERATORS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7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ORVETTE_CLOAKING_FIELD_EMITTE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DESTROYER_CLOAKING_FIELD_EMITTE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CRUISER_CLOAKING_FIELD_EMITTE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"BATTLESHIP_CLOAKING_FIELD_EMITTE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"DREADNOUGHT_CLOAKING_FIELD_EMITTE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>2.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000</text:p>
          </table:table-cell>
          <table:table-cell office:value-type="string">
            <text:p>7.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0</text:p>
          </table:table-cell>
          <table:table-cell office:value-type="string">
            <text:p>12.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4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00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MEDIUM_STATION_SIEGE_SHIELD_5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0</text:p>
          </table:table-cell>
          <table:table-cell office:value-type="string">
            <text:p>2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4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4000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LARGE_STATION_SIEGE_SHIELD_5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0</text:p>
          </table:table-cell>
          <table:table-cell office:value-type="string">
            <text:p>5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4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8000</text:p>
          </table:table-cell>
          <table:table-cell office:value-type="string">
            <text:p>6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XTRA_LARGE_STATION_SIEGE_SHIELD_5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000</text:p>
          </table:table-cell>
          <table:table-cell office:value-type="string">
            <text:p>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0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